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hatch" draw:fill-color="#ff8080" draw:fill-hatch-name="Black_20_-45_20_Degrees" draw:fill-hatch-solid="true" draw:opacity="55%" draw:textarea-horizontal-align="justify" draw:textarea-vertical-align="middle" draw:auto-grow-height="false" fo:min-height="2.417cm" fo:min-width="1.913cm" draw:shadow-offset-x="0.203cm" draw:shadow-offset-y="0.203cm" draw:shadow-opacity="55%"/>
    </style:style>
    <style:style style:name="gr2" style:family="graphic" style:parent-style-name="standard">
      <style:graphic-properties svg:stroke-color="#000000" draw:fill="hatch" draw:fill-color="#729fcf" draw:fill-hatch-name="Black_20_-45_20_Degrees" draw:fill-hatch-solid="true" draw:opacity="55%" draw:textarea-horizontal-align="justify" draw:textarea-vertical-align="middle" draw:auto-grow-height="false" fo:min-height="2.417cm" fo:min-width="1.913cm" draw:shadow-offset-x="0.203cm" draw:shadow-offset-y="0.203cm" draw:shadow-opacity="55%"/>
    </style:style>
    <style:style style:name="gr3" style:family="graphic" style:parent-style-name="standard">
      <style:graphic-properties svg:stroke-color="#000000" draw:fill="hatch" draw:fill-color="#ff8080" draw:fill-hatch-name="Black_20_45_20_Degrees" draw:fill-hatch-solid="true" draw:opacity="55%" draw:textarea-horizontal-align="justify" draw:textarea-vertical-align="middle" draw:auto-grow-height="false" fo:min-height="2.417cm" fo:min-width="1.913cm" draw:shadow-offset-x="0.203cm" draw:shadow-offset-y="0.203cm" draw:shadow-opacity="55%"/>
    </style:style>
    <style:style style:name="gr4" style:family="graphic" style:parent-style-name="standard">
      <style:graphic-properties svg:stroke-color="#000000" draw:fill="hatch" draw:fill-hatch-name="Black_20_45_20_Degrees" draw:fill-hatch-solid="true" draw:opacity="55%" draw:textarea-horizontal-align="justify" draw:textarea-vertical-align="middle" draw:auto-grow-height="false" fo:min-height="2.417cm" fo:min-width="1.913cm" draw:shadow-offset-x="0.203cm" draw:shadow-offset-y="0.203cm" draw:shadow-opacity="55%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2.315cm" fo:min-width="9.05cm" fo:padding-top="0.176cm" fo:padding-bottom="0.176cm" fo:padding-left="0.301cm" fo:padding-right="0.30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gr8" style:family="graphic" style:parent-style-name="measure" style:list-style-name="L1">
      <style:graphic-properties draw:textarea-vertical-align="middle" draw:line-distance="0.508cm"/>
    </style:style>
    <style:style style:name="gr9" style:family="graphic" style:parent-style-name="measure" style:list-style-name="L1">
      <style:graphic-properties draw:textarea-vertical-align="middle" draw:line-distance="0.508cm"/>
    </style:style>
    <style:style style:name="gr10" style:family="graphic" style:parent-style-name="measure" style:list-style-name="L1">
      <style:graphic-properties draw:textarea-vertical-align="middle" draw:line-distance="0.508cm"/>
    </style:style>
    <style:style style:name="gr11" style:family="graphic" style:parent-style-name="measure" style:list-style-name="L1">
      <style:graphic-properties draw:textarea-vertical-align="middle" draw:line-distance="0.508cm"/>
    </style:style>
    <style:style style:name="gr12" style:family="graphic" style:parent-style-name="measure" style:list-style-name="L1">
      <style:graphic-properties draw:textarea-vertical-align="middle" draw:line-distance="0.404cm"/>
    </style:style>
    <style:style style:name="gr13" style:family="graphic" style:parent-style-name="measure" style:list-style-name="L1">
      <style:graphic-properties draw:textarea-vertical-align="middle" draw:line-distance="0.406cm"/>
    </style:style>
    <style:style style:name="gr14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2.315cm" fo:min-width="4.224cm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2.315cm" fo:min-width="4.193cm" fo:padding-top="0.176cm" fo:padding-bottom="0.176cm" fo:padding-left="0.301cm" fo:padding-right="0.301cm"/>
    </style:style>
    <style:style style:name="gr16" style:family="graphic" style:parent-style-name="measure" style:list-style-name="L1">
      <style:graphic-properties draw:textarea-vertical-align="middle" draw:line-distance="0.406cm"/>
    </style:style>
    <style:style style:name="gr17" style:family="graphic" style:parent-style-name="measure" style:list-style-name="L1">
      <style:graphic-properties draw:textarea-vertical-align="middle" draw:line-distance="0.508cm"/>
    </style:style>
    <style:style style:name="gr18" style:family="graphic" style:parent-style-name="measure" style:list-style-name="L1">
      <style:graphic-properties draw:textarea-vertical-align="middle" draw:line-distance="0.508cm"/>
    </style:style>
    <style:style style:name="gr19" style:family="graphic" style:parent-style-name="measure" style:list-style-name="L1">
      <style:graphic-properties draw:textarea-vertical-align="middle" draw:line-distance="0.406cm"/>
    </style:style>
    <style:style style:name="gr20" style:family="graphic" style:parent-style-name="measure" style:list-style-name="L1">
      <style:graphic-properties draw:textarea-vertical-align="middle" draw:line-distance="0.508cm"/>
    </style:style>
    <style:style style:name="gr21" style:family="graphic" style:parent-style-name="measure" style:list-style-name="L1">
      <style:graphic-properties draw:textarea-vertical-align="middle" draw:line-distance="0.508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hatch" draw:fill-color="#ff8080" draw:fill-hatch-name="Black_20_-45_20_Degrees" draw:fill-hatch-solid="true" draw:opacity="55%"/>
      <style:paragraph-properties fo:text-align="center"/>
      <style:text-properties style:font-name="Abyssinica SIL" style:font-size-asian="18pt" style:font-size-complex="18pt"/>
    </style:style>
    <style:style style:name="P2" style:family="paragraph">
      <loext:graphic-properties draw:fill="hatch" draw:fill-color="#729fcf" draw:fill-hatch-name="Black_20_-45_20_Degrees" draw:fill-hatch-solid="true" draw:opacity="55%"/>
      <style:paragraph-properties fo:text-align="center"/>
      <style:text-properties style:font-name="Abyssinica SIL" style:font-size-asian="18pt" style:font-size-complex="18pt"/>
    </style:style>
    <style:style style:name="P3" style:family="paragraph">
      <loext:graphic-properties draw:fill="hatch" draw:fill-color="#ff8080" draw:fill-hatch-name="Black_20_45_20_Degrees" draw:fill-hatch-solid="true" draw:opacity="55%"/>
      <style:paragraph-properties fo:text-align="center"/>
      <style:text-properties style:font-name="Abyssinica SIL" style:font-size-asian="18pt" style:font-size-complex="18pt"/>
    </style:style>
    <style:style style:name="P4" style:family="paragraph">
      <loext:graphic-properties draw:fill="hatch" draw:fill-hatch-name="Black_20_45_20_Degrees" draw:fill-hatch-solid="true" draw:opacity="55%"/>
      <style:paragraph-properties fo:text-align="center"/>
      <style:text-properties style:font-name="Abyssinica SIL" style:font-size-asian="18pt" style:font-size-complex="18pt"/>
    </style:style>
    <style:style style:name="P5" style:family="paragraph">
      <loext:graphic-properties draw:fill="none" draw:fill-color="#729fcf"/>
      <style:paragraph-properties fo:text-align="center"/>
      <style:text-properties style:font-name="Abyssinica SIL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style:font-name="Abyssinica SIL" style:font-size-asian="18pt" style:font-size-complex="18pt"/>
    </style:style>
    <style:style style:name="P7" style:family="paragraph">
      <style:text-properties style:font-name="Abyssinica SIL" style:font-size-asian="18pt" style:font-size-complex="18pt"/>
    </style:style>
    <style:style style:name="P8" style:family="paragraph">
      <loext:graphic-properties draw:fill="none" draw:fill-color="#ffffff"/>
      <style:text-properties style:font-name="Abyssinica SIL" fo:font-size="12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byssinica SIL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ize="10pt" fo:font-style="normal" fo:text-shadow="none" style:text-underline-style="none" fo:font-weight="normal" style:letter-kerning="true" style:font-name-asian="Noto Sans CJK SC Regular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fo:font-size="11pt" fo:font-style="normal" fo:text-shadow="none" style:text-underline-style="none" fo:font-weight="normal" style:letter-kerning="true" style:font-name-asian="Noto Sans CJK SC Regular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name-asian="Noto Sans CJK SC Regular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413cm" svg:height="2.667cm" svg:x="16.873cm" svg:y="5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413cm" svg:height="2.667cm" svg:x="12.047cm" svg:y="5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413cm" svg:height="2.667cm" svg:x="14.46cm" svg:y="5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13cm" svg:height="2.667cm" svg:x="9.634cm" svg:y="5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9.652cm" svg:height="2.667cm" svg:x="9.634cm" svg:y="5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6" draw:layer="layout" svg:x1="11.262cm" svg:y1="5.453cm" svg:x2="11.262cm" svg:y2="8.12cm">
            <text:p/>
          </draw:line>
          <draw:line draw:style-name="gr6" draw:text-style-name="P6" draw:layer="layout" svg:x1="10.45cm" svg:y1="5.453cm" svg:x2="10.462cm" svg:y2="8.121cm">
            <text:p/>
          </draw:line>
          <draw:frame draw:style-name="gr7" draw:text-style-name="P8" draw:layer="layout" svg:width="2.921cm" svg:height="0.725cm" draw:transform="rotate (1.5707963267949) translate (9.671cm 8.12cm)">
            <draw:text-box>
              <text:p text:style-name="P7"><text:span text:style-name="T1">Reaction A</text:span></text:p>
            </draw:text-box>
          </draw:frame>
          <draw:frame draw:style-name="gr7" draw:text-style-name="P8" draw:layer="layout" svg:width="2.921cm" svg:height="0.725cm" draw:transform="rotate (1.5707963267949) translate (10.472cm 8.121cm)">
            <draw:text-box>
              <text:p text:style-name="P7"><text:span text:style-name="T1">Reaction B</text:span></text:p>
            </draw:text-box>
          </draw:frame>
          <draw:frame draw:style-name="gr7" draw:text-style-name="P8" draw:layer="layout" svg:width="2.921cm" svg:height="0.725cm" draw:transform="rotate (1.5707963267949) translate (11.272cm 8.121cm)">
            <draw:text-box>
              <text:p text:style-name="P7"><text:span text:style-name="T1">Reaction C</text:span></text:p>
            </draw:text-box>
          </draw:frame>
          <draw:line draw:style-name="gr6" draw:text-style-name="P6" draw:layer="layout" svg:x1="12.062cm" svg:y1="5.454cm" svg:x2="12.062cm" svg:y2="8.121cm">
            <text:p/>
          </draw:line>
          <draw:line draw:style-name="gr6" draw:text-style-name="P6" draw:layer="layout" svg:x1="13.676cm" svg:y1="5.466cm" svg:x2="13.676cm" svg:y2="8.133cm">
            <text:p/>
          </draw:line>
          <draw:line draw:style-name="gr6" draw:text-style-name="P6" draw:layer="layout" svg:x1="12.864cm" svg:y1="5.466cm" svg:x2="12.876cm" svg:y2="8.134cm">
            <text:p/>
          </draw:line>
          <draw:frame draw:style-name="gr7" draw:text-style-name="P8" draw:layer="layout" svg:width="2.921cm" svg:height="0.725cm" draw:transform="rotate (1.5707963267949) translate (12.085cm 8.133cm)">
            <draw:text-box>
              <text:p text:style-name="P7"><text:span text:style-name="T1">Reaction A</text:span></text:p>
            </draw:text-box>
          </draw:frame>
          <draw:frame draw:style-name="gr7" draw:text-style-name="P8" draw:layer="layout" svg:width="2.921cm" svg:height="0.725cm" draw:transform="rotate (1.5707963267949) translate (12.886cm 8.134cm)">
            <draw:text-box>
              <text:p text:style-name="P7"><text:span text:style-name="T1">Reaction B</text:span></text:p>
            </draw:text-box>
          </draw:frame>
          <draw:frame draw:style-name="gr7" draw:text-style-name="P8" draw:layer="layout" svg:width="2.921cm" svg:height="0.725cm" draw:transform="rotate (1.5707963267949) translate (13.686cm 8.134cm)">
            <draw:text-box>
              <text:p text:style-name="P7"><text:span text:style-name="T1">Reaction C</text:span></text:p>
            </draw:text-box>
          </draw:frame>
          <draw:line draw:style-name="gr6" draw:text-style-name="P6" draw:layer="layout" svg:x1="14.476cm" svg:y1="5.467cm" svg:x2="14.476cm" svg:y2="8.134cm">
            <text:p/>
          </draw:line>
          <draw:line draw:style-name="gr6" draw:text-style-name="P6" draw:layer="layout" svg:x1="16.09cm" svg:y1="5.479cm" svg:x2="16.09cm" svg:y2="8.146cm">
            <text:p/>
          </draw:line>
          <draw:line draw:style-name="gr6" draw:text-style-name="P6" draw:layer="layout" svg:x1="15.278cm" svg:y1="5.479cm" svg:x2="15.29cm" svg:y2="8.147cm">
            <text:p/>
          </draw:line>
          <draw:frame draw:style-name="gr7" draw:text-style-name="P8" draw:layer="layout" svg:width="2.921cm" svg:height="0.725cm" draw:transform="rotate (1.5707963267949) translate (14.499cm 8.146cm)">
            <draw:text-box>
              <text:p text:style-name="P7"><text:span text:style-name="T1">Reaction A</text:span></text:p>
            </draw:text-box>
          </draw:frame>
          <draw:frame draw:style-name="gr7" draw:text-style-name="P8" draw:layer="layout" svg:width="2.921cm" svg:height="0.725cm" draw:transform="rotate (1.5707963267949) translate (15.3cm 8.147cm)">
            <draw:text-box>
              <text:p text:style-name="P7"><text:span text:style-name="T1">Reaction B</text:span></text:p>
            </draw:text-box>
          </draw:frame>
          <draw:frame draw:style-name="gr7" draw:text-style-name="P8" draw:layer="layout" svg:width="2.921cm" svg:height="0.725cm" draw:transform="rotate (1.5707963267949) translate (16.1cm 8.147cm)">
            <draw:text-box>
              <text:p text:style-name="P7"><text:span text:style-name="T1">Reaction C</text:span></text:p>
            </draw:text-box>
          </draw:frame>
          <draw:line draw:style-name="gr6" draw:text-style-name="P6" draw:layer="layout" svg:x1="16.89cm" svg:y1="5.48cm" svg:x2="16.89cm" svg:y2="8.147cm">
            <text:p/>
          </draw:line>
          <draw:line draw:style-name="gr6" draw:text-style-name="P6" draw:layer="layout" svg:x1="18.504cm" svg:y1="5.492cm" svg:x2="18.504cm" svg:y2="8.159cm">
            <text:p/>
          </draw:line>
          <draw:line draw:style-name="gr6" draw:text-style-name="P6" draw:layer="layout" svg:x1="17.692cm" svg:y1="5.492cm" svg:x2="17.704cm" svg:y2="8.16cm">
            <text:p/>
          </draw:line>
          <draw:frame draw:style-name="gr7" draw:text-style-name="P8" draw:layer="layout" svg:width="2.921cm" svg:height="0.725cm" draw:transform="rotate (1.5707963267949) translate (16.913cm 8.159cm)">
            <draw:text-box>
              <text:p text:style-name="P7"><text:span text:style-name="T1">Reaction A</text:span></text:p>
            </draw:text-box>
          </draw:frame>
          <draw:frame draw:style-name="gr7" draw:text-style-name="P8" draw:layer="layout" svg:width="2.921cm" svg:height="0.725cm" draw:transform="rotate (1.5707963267949) translate (17.714cm 8.16cm)">
            <draw:text-box>
              <text:p text:style-name="P7"><text:span text:style-name="T1">Reaction B</text:span></text:p>
            </draw:text-box>
          </draw:frame>
          <draw:frame draw:style-name="gr7" draw:text-style-name="P8" draw:layer="layout" svg:width="2.921cm" svg:height="0.725cm" draw:transform="rotate (1.5707963267949) translate (18.514cm 8.16cm)">
            <draw:text-box>
              <text:p text:style-name="P7"><text:span text:style-name="T1">Reaction C</text:span></text:p>
            </draw:text-box>
          </draw:frame>
          <draw:line draw:style-name="gr6" draw:text-style-name="P6" draw:layer="layout" svg:x1="19.304cm" svg:y1="5.493cm" svg:x2="19.304cm" svg:y2="8.16cm">
            <text:p/>
          </draw:line>
        </draw:g>
        <draw:measure draw:style-name="gr8" draw:text-style-name="P9" draw:layer="measurelines" svg:x1="9.634cm" svg:y1="9.325cm" svg:x2="12.047cm" svg:y2="9.325cm">
          <text:p text:style-name="P9"><text:span text:style-name="T2"><text:measure text:kind="gap"/></text:span><text:span text:style-name="T2">Nuclide 1</text:span><text:span text:style-name="T2"><text:measure text:kind="gap"/></text:span></text:p>
        </draw:measure>
        <draw:measure draw:style-name="gr9" draw:text-style-name="P9" draw:layer="layout" svg:x1="14.46cm" svg:y1="9.309cm" svg:x2="16.873cm" svg:y2="9.309cm">
          <text:p text:style-name="P9"><text:span text:style-name="T2"><text:measure text:kind="gap"/></text:span><text:span text:style-name="T2">Nuclide 1</text:span><text:span text:style-name="T2"><text:measure text:kind="gap"/></text:span></text:p>
        </draw:measure>
        <draw:measure draw:style-name="gr10" draw:text-style-name="P9" draw:layer="layout" svg:x1="16.873cm" svg:y1="9.309cm" svg:x2="19.286cm" svg:y2="9.309cm">
          <text:p text:style-name="P9"><text:span text:style-name="T2"><text:measure text:kind="gap"/></text:span><text:span text:style-name="T2">Nuclide 2</text:span><text:span text:style-name="T2"><text:measure text:kind="gap"/></text:span></text:p>
        </draw:measure>
        <draw:measure draw:style-name="gr11" draw:text-style-name="P9" draw:layer="layout" svg:x1="12.047cm" svg:y1="9.309cm" svg:x2="14.46cm" svg:y2="9.309cm">
          <text:p text:style-name="P9"><text:span text:style-name="T2"><text:measure text:kind="gap"/></text:span><text:span text:style-name="T2">Nuclide 2</text:span><text:span text:style-name="T2"><text:measure text:kind="gap"/></text:span></text:p>
        </draw:measure>
        <draw:measure draw:style-name="gr12" draw:text-style-name="P9" draw:layer="layout" svg:x1="9.637cm" svg:y1="10.291cm" svg:x2="14.46cm" svg:y2="10.298cm">
          <text:p text:style-name="P9"><text:span text:style-name="T3"><text:measure text:kind="gap"/></text:span><text:span text:style-name="T3">Spatial Volume X</text:span><text:span text:style-name="T3"><text:measure text:kind="gap"/></text:span></text:p>
        </draw:measure>
        <draw:measure draw:style-name="gr13" draw:text-style-name="P9" draw:layer="measurelines" svg:x1="14.46cm" svg:y1="10.301cm" svg:x2="19.286cm" svg:y2="10.302cm">
          <text:p text:style-name="P9"><text:span text:style-name="T4"><text:measure text:kind="gap"/></text:span><text:span text:style-name="T4">Spatial Volume Y</text:span><text:span text:style-name="T4"><text:measure text:kind="gap"/></text:span></text:p>
        </draw:measure>
        <draw:g>
          <draw:custom-shape draw:style-name="gr2" draw:text-style-name="P2" draw:layer="layout" svg:width="2.413cm" svg:height="2.667cm" svg:x="3.905cm" svg:y="2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13cm" svg:height="2.667cm" svg:x="1.508cm" svg:y="2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4.826cm" svg:height="2.667cm" svg:x="1.492cm" svg:y="2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6" draw:layer="layout" svg:x1="3.12cm" svg:y1="2.905cm" svg:x2="3.12cm" svg:y2="5.572cm">
            <text:p/>
          </draw:line>
          <draw:line draw:style-name="gr6" draw:text-style-name="P6" draw:layer="layout" svg:x1="2.308cm" svg:y1="2.905cm" svg:x2="2.32cm" svg:y2="5.573cm">
            <text:p/>
          </draw:line>
          <draw:frame draw:style-name="gr7" draw:text-style-name="P8" draw:layer="layout" svg:width="2.921cm" svg:height="0.725cm" draw:transform="rotate (1.5707963267949) translate (1.529cm 5.572cm)">
            <draw:text-box>
              <text:p text:style-name="P7"><text:span text:style-name="T1">Reaction A</text:span></text:p>
            </draw:text-box>
          </draw:frame>
          <draw:frame draw:style-name="gr7" draw:text-style-name="P8" draw:layer="layout" svg:width="2.921cm" svg:height="0.725cm" draw:transform="rotate (1.5707963267949) translate (2.33cm 5.573cm)">
            <draw:text-box>
              <text:p text:style-name="P7"><text:span text:style-name="T1">Reaction B</text:span></text:p>
            </draw:text-box>
          </draw:frame>
          <draw:frame draw:style-name="gr7" draw:text-style-name="P8" draw:layer="layout" svg:width="2.921cm" svg:height="0.725cm" draw:transform="rotate (1.5707963267949) translate (3.13cm 5.573cm)">
            <draw:text-box>
              <text:p text:style-name="P7"><text:span text:style-name="T1">Reaction C</text:span></text:p>
            </draw:text-box>
          </draw:frame>
          <draw:line draw:style-name="gr6" draw:text-style-name="P6" draw:layer="layout" svg:x1="3.92cm" svg:y1="2.906cm" svg:x2="3.92cm" svg:y2="5.573cm">
            <text:p/>
          </draw:line>
          <draw:line draw:style-name="gr6" draw:text-style-name="P6" draw:layer="layout" svg:x1="5.534cm" svg:y1="2.918cm" svg:x2="5.534cm" svg:y2="5.585cm">
            <text:p/>
          </draw:line>
          <draw:line draw:style-name="gr6" draw:text-style-name="P6" draw:layer="layout" svg:x1="4.722cm" svg:y1="2.918cm" svg:x2="4.734cm" svg:y2="5.586cm">
            <text:p/>
          </draw:line>
          <draw:frame draw:style-name="gr7" draw:text-style-name="P8" draw:layer="layout" svg:width="2.921cm" svg:height="0.725cm" draw:transform="rotate (1.5707963267949) translate (3.943cm 5.585cm)">
            <draw:text-box>
              <text:p text:style-name="P7"><text:span text:style-name="T1">Reaction A</text:span></text:p>
            </draw:text-box>
          </draw:frame>
          <draw:frame draw:style-name="gr7" draw:text-style-name="P8" draw:layer="layout" svg:width="2.921cm" svg:height="0.725cm" draw:transform="rotate (1.5707963267949) translate (4.744cm 5.586cm)">
            <draw:text-box>
              <text:p text:style-name="P7"><text:span text:style-name="T1">Reaction B</text:span></text:p>
            </draw:text-box>
          </draw:frame>
          <draw:frame draw:style-name="gr7" draw:text-style-name="P8" draw:layer="layout" svg:width="2.921cm" svg:height="0.725cm" draw:transform="rotate (1.5707963267949) translate (5.544cm 5.586cm)">
            <draw:text-box>
              <text:p text:style-name="P7"><text:span text:style-name="T1">Reaction C</text:span></text:p>
            </draw:text-box>
          </draw:frame>
          <draw:line draw:style-name="gr6" draw:text-style-name="P6" draw:layer="layout" svg:x1="6.334cm" svg:y1="2.919cm" svg:x2="6.334cm" svg:y2="5.586cm">
            <text:p/>
          </draw:line>
        </draw:g>
        <draw:g>
          <draw:custom-shape draw:style-name="gr1" draw:text-style-name="P1" draw:layer="layout" svg:width="2.413cm" svg:height="2.667cm" svg:x="3.884cm" svg:y="8.5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413cm" svg:height="2.667cm" svg:x="1.471cm" svg:y="8.5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4.795cm" svg:height="2.667cm" svg:x="1.502cm" svg:y="8.5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6" draw:layer="layout" svg:x1="1.487cm" svg:y1="8.536cm" svg:x2="1.487cm" svg:y2="11.203cm">
            <text:p/>
          </draw:line>
          <draw:line draw:style-name="gr6" draw:text-style-name="P6" draw:layer="layout" svg:x1="3.101cm" svg:y1="8.548cm" svg:x2="3.101cm" svg:y2="11.215cm">
            <text:p/>
          </draw:line>
          <draw:line draw:style-name="gr6" draw:text-style-name="P6" draw:layer="layout" svg:x1="2.289cm" svg:y1="8.548cm" svg:x2="2.301cm" svg:y2="11.216cm">
            <text:p/>
          </draw:line>
          <draw:frame draw:style-name="gr7" draw:text-style-name="P8" draw:layer="layout" svg:width="2.921cm" svg:height="0.725cm" draw:transform="rotate (1.5707963267949) translate (1.51cm 11.215cm)">
            <draw:text-box>
              <text:p text:style-name="P7"><text:span text:style-name="T1">Reaction A</text:span></text:p>
            </draw:text-box>
          </draw:frame>
          <draw:frame draw:style-name="gr7" draw:text-style-name="P8" draw:layer="layout" svg:width="2.921cm" svg:height="0.725cm" draw:transform="rotate (1.5707963267949) translate (2.311cm 11.216cm)">
            <draw:text-box>
              <text:p text:style-name="P7"><text:span text:style-name="T1">Reaction B</text:span></text:p>
            </draw:text-box>
          </draw:frame>
          <draw:frame draw:style-name="gr7" draw:text-style-name="P8" draw:layer="layout" svg:width="2.921cm" svg:height="0.725cm" draw:transform="rotate (1.5707963267949) translate (3.111cm 11.216cm)">
            <draw:text-box>
              <text:p text:style-name="P7"><text:span text:style-name="T1">Reaction C</text:span></text:p>
            </draw:text-box>
          </draw:frame>
          <draw:line draw:style-name="gr6" draw:text-style-name="P6" draw:layer="layout" svg:x1="3.901cm" svg:y1="8.549cm" svg:x2="3.901cm" svg:y2="11.216cm">
            <text:p/>
          </draw:line>
          <draw:line draw:style-name="gr6" draw:text-style-name="P6" draw:layer="layout" svg:x1="5.515cm" svg:y1="8.561cm" svg:x2="5.515cm" svg:y2="11.228cm">
            <text:p/>
          </draw:line>
          <draw:line draw:style-name="gr6" draw:text-style-name="P6" draw:layer="layout" svg:x1="4.703cm" svg:y1="8.561cm" svg:x2="4.715cm" svg:y2="11.229cm">
            <text:p/>
          </draw:line>
          <draw:frame draw:style-name="gr7" draw:text-style-name="P8" draw:layer="layout" svg:width="2.921cm" svg:height="0.725cm" draw:transform="rotate (1.5707963267949) translate (3.924cm 11.228cm)">
            <draw:text-box>
              <text:p text:style-name="P7"><text:span text:style-name="T1">Reaction A</text:span></text:p>
            </draw:text-box>
          </draw:frame>
          <draw:frame draw:style-name="gr7" draw:text-style-name="P8" draw:layer="layout" svg:width="2.921cm" svg:height="0.725cm" draw:transform="rotate (1.5707963267949) translate (4.725cm 11.229cm)">
            <draw:text-box>
              <text:p text:style-name="P7"><text:span text:style-name="T1">Reaction B</text:span></text:p>
            </draw:text-box>
          </draw:frame>
          <draw:frame draw:style-name="gr7" draw:text-style-name="P8" draw:layer="layout" svg:width="2.921cm" svg:height="0.725cm" draw:transform="rotate (1.5707963267949) translate (5.525cm 11.229cm)">
            <draw:text-box>
              <text:p text:style-name="P7"><text:span text:style-name="T1">Reaction C</text:span></text:p>
            </draw:text-box>
          </draw:frame>
          <draw:line draw:style-name="gr6" draw:text-style-name="P6" draw:layer="layout" svg:x1="6.315cm" svg:y1="8.562cm" svg:x2="6.315cm" svg:y2="11.229cm">
            <text:p/>
          </draw:line>
        </draw:g>
        <draw:measure draw:style-name="gr16" draw:text-style-name="P9" draw:layer="layout" svg:x1="1.469cm" svg:y1="13.37cm" svg:x2="6.295cm" svg:y2="13.371cm">
          <text:p text:style-name="P9"><text:span text:style-name="T4"><text:measure text:kind="gap"/></text:span><text:span text:style-name="T4">Spatial Volume Y</text:span><text:span text:style-name="T4"><text:measure text:kind="gap"/></text:span></text:p>
        </draw:measure>
        <draw:g>
          <draw:measure draw:style-name="gr17" draw:text-style-name="P9" draw:layer="layout" svg:x1="1.469cm" svg:y1="12.345cm" svg:x2="3.882cm" svg:y2="12.345cm">
            <text:p text:style-name="P9"><text:span text:style-name="T5"><text:measure text:kind="gap"/></text:span><text:span text:style-name="T5">Nuclide 1</text:span><text:span text:style-name="T5"><text:measure text:kind="gap"/></text:span></text:p>
          </draw:measure>
          <draw:measure draw:style-name="gr18" draw:text-style-name="P9" draw:layer="layout" svg:x1="3.882cm" svg:y1="12.345cm" svg:x2="6.295cm" svg:y2="12.345cm">
            <text:p text:style-name="P9"><text:span text:style-name="T5"><text:measure text:kind="gap"/></text:span><text:span text:style-name="T5">Nuclide 2</text:span><text:span text:style-name="T5"><text:measure text:kind="gap"/></text:span></text:p>
          </draw:measure>
        </draw:g>
        <draw:measure draw:style-name="gr19" draw:text-style-name="P9" draw:layer="layout" svg:x1="1.469cm" svg:y1="7.754cm" svg:x2="6.295cm" svg:y2="7.755cm">
          <text:p text:style-name="P9"><text:span text:style-name="T4"><text:measure text:kind="gap"/></text:span><text:span text:style-name="T4">Spatial Volume X</text:span><text:span text:style-name="T4"><text:measure text:kind="gap"/></text:span></text:p>
        </draw:measure>
        <draw:g>
          <draw:measure draw:style-name="gr20" draw:text-style-name="P9" draw:layer="layout" svg:x1="1.469cm" svg:y1="6.729cm" svg:x2="3.882cm" svg:y2="6.729cm">
            <text:p text:style-name="P9"><text:span text:style-name="T5"><text:measure text:kind="gap"/></text:span><text:span text:style-name="T5">Nuclide 1</text:span><text:span text:style-name="T5"><text:measure text:kind="gap"/></text:span></text:p>
          </draw:measure>
          <draw:measure draw:style-name="gr21" draw:text-style-name="P9" draw:layer="layout" svg:x1="3.882cm" svg:y1="6.729cm" svg:x2="6.295cm" svg:y2="6.729cm">
            <text:p text:style-name="P9"><text:span text:style-name="T5"><text:measure text:kind="gap"/></text:span><text:span text:style-name="T5">Nuclide 2</text:span><text:span text:style-name="T5"><text:measure text:kind="gap"/></text:span></text:p>
          </draw:measure>
        </draw:g>
        <draw:line draw:style-name="gr22" draw:text-style-name="P6" draw:layer="layout" svg:x1="6.293cm" svg:y1="4.211cm" svg:x2="9.595cm" svg:y2="6.878cm">
          <text:p/>
        </draw:line>
        <draw:line draw:style-name="gr22" draw:text-style-name="P6" draw:layer="layout" svg:x1="6.293cm" svg:y1="9.936cm" svg:x2="9.595cm" svg:y2="6.8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0T14:48:38.912008445</meta:creation-date>
    <dc:date>2016-07-10T21:16:12.256347812</dc:date>
    <meta:editing-duration>PT45M9S</meta:editing-duration>
    <meta:editing-cycles>16</meta:editing-cycles>
    <meta:generator>LibreOffice/5.1.4.2$Linux_X86_64 LibreOffice_project/10m0$Build-2</meta:generator>
    <meta:document-statistic meta:object-count="79"/>
  </office:meta>
</office:document-meta>
</file>